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Inconsolata1" svg:font-family="Inconsolata" style:font-pitch="fixed"/>
    <style:font-face style:name="DejaVu Sans1" svg:font-family="'DejaVu Sans'" style:font-pitch="variable"/>
    <style:font-face style:name="Inconsolata" svg:font-family="Inconsolata" style:font-pitch="variable"/>
    <style:font-face style:name="Roboto" svg:font-family="Roboto" style:font-pitch="variable"/>
    <style:font-face style:name="Roboto Condensed" svg:font-family="'Roboto Condensed'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2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0.514cm" fo:min-width="4.563cm" fo:padding-top="0.139cm" fo:padding-bottom="0.139cm" fo:padding-left="0.264cm" fo:padding-right="0.264cm"/>
    </style:style>
    <style:style style:name="gr2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1.019cm" fo:min-width="4.563cm" fo:padding-top="0.139cm" fo:padding-bottom="0.139cm" fo:padding-left="0.264cm" fo:padding-right="0.264cm"/>
    </style:style>
    <style:style style:name="gr3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0.765cm" fo:min-width="4.552cm" fo:padding-top="0.139cm" fo:padding-bottom="0.139cm" fo:padding-left="0.264cm" fo:padding-right="0.264cm"/>
    </style:style>
    <style:style style:name="gr4" style:family="graphic" style:parent-style-name="standard">
      <style:graphic-properties draw:stroke="none" draw:stroke-dash="Ultrafine_20_Dashed" draw:fill="none" draw:textarea-horizontal-align="justify" draw:textarea-vertical-align="middle" draw:auto-grow-height="false" fo:min-height="0.131cm" fo:min-width="7.12cm"/>
    </style:style>
    <style:style style:name="gr5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0.53cm" fo:min-width="2.564cm" fo:padding-top="0.139cm" fo:padding-bottom="0.139cm" fo:padding-left="0.264cm" fo:padding-right="0.264cm"/>
    </style:style>
    <style:style style:name="gr6" style:family="graphic" style:parent-style-name="objectwithoutfill">
      <style:graphic-properties svg:stroke-width="0.028cm" svg:stroke-color="#000000" draw:marker-start="Diamond_20_unfilled" draw:marker-start-width="0.242cm" draw:marker-end-width="0.242cm" draw:fill="solid" draw:textarea-vertical-align="middle" fo:padding-top="0.139cm" fo:padding-bottom="0.139cm" fo:padding-left="0.264cm" fo:padding-right="0.264cm"/>
    </style:style>
    <style:style style:name="gr7" style:family="graphic" style:parent-style-name="standard">
      <style:graphic-properties draw:stroke="none" draw:stroke-dash="Ultrafine_20_Dashed" draw:fill="none" draw:textarea-horizontal-align="justify" draw:textarea-vertical-align="middle" draw:auto-grow-height="false" fo:min-height="0.131cm" fo:min-width="4.326cm"/>
    </style:style>
    <style:style style:name="gr8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0.53cm" fo:min-width="1.631cm" fo:padding-top="0.139cm" fo:padding-bottom="0.139cm" fo:padding-left="0.264cm" fo:padding-right="0.264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cm" fo:min-width="0.239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style:font-name="Roboto Condensed" fo:font-size="15pt" fo:font-weight="bold" style:font-size-asian="15pt" style:font-weight-asian="bold" style:font-size-complex="15pt" style:font-weight-complex="bold"/>
    </style:style>
    <style:style style:name="P3" style:family="paragraph">
      <style:paragraph-properties fo:text-align="start"/>
    </style:style>
    <style:style style:name="P4" style:family="paragraph">
      <loext:graphic-properties draw:fill="none"/>
      <style:paragraph-properties fo:text-align="start"/>
      <style:text-properties fo:font-size="12pt" style:font-size-asian="12pt" style:font-size-complex="12pt"/>
    </style:style>
    <style:style style:name="P5" style:family="paragraph">
      <loext:graphic-properties draw:fill="none"/>
      <style:paragraph-properties fo:text-align="start"/>
      <style:text-properties style:font-name="Inconsolata1" fo:font-size="12pt" fo:font-weight="bold" style:font-size-asian="12pt" style:font-weight-asian="bold" style:font-size-complex="12pt" style:font-weight-complex="bold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solid"/>
      <style:paragraph-properties fo:text-align="center"/>
    </style:style>
    <style:style style:name="P8" style:family="paragraph">
      <loext:graphic-properties draw:fill="none" draw:fill-color="#ffffff"/>
      <style:text-properties style:font-name="Roboto" fo:font-size="12pt" style:font-size-asian="12pt" style:font-size-complex="12pt"/>
    </style:style>
    <style:style style:name="T1" style:family="text">
      <style:text-properties style:font-name="Roboto Condensed" fo:font-size="15pt" fo:font-weight="bold" style:font-size-asian="15pt" style:font-weight-asian="bold" style:font-size-complex="15pt" style:font-weight-complex="bold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Roboto Condensed" fo:font-size="12pt" fo:font-style="italic" fo:text-shadow="none" style:text-underline-style="none" fo:font-weight="bold" style:letter-kerning="true" style:font-name-asian="Droid Sans Fallback" style:font-size-asian="12pt" style:font-style-asian="italic" style:font-weight-asian="bold" style:font-name-complex="Droid Sans Devanagari" style:font-size-complex="12pt" style:font-style-complex="italic" style:font-weight-complex="bold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Inconsolata1" fo:font-size="12pt" fo:font-style="normal" fo:text-shadow="none" style:text-underline-style="solid" style:text-underline-width="auto" style:text-underline-color="font-color" fo:font-weight="normal" style:letter-kerning="true" style:font-name-asian="Droid Sans Fallback" style:font-size-asian="12pt" style:font-style-asian="normal" style:font-weight-asian="normal" style:font-name-complex="Droid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font-name="Inconsolata1" fo:font-size="12pt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style:font-name="Inconsolata1" fo:font-size="12pt" fo:font-weight="bold" style:font-size-asian="12pt" style:font-weight-asian="bold" style:font-size-complex="12pt" style:font-weight-complex="bold"/>
    </style:style>
    <style:style style:name="T6" style:family="text">
      <style:text-properties style:font-name="Roboto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5.091cm" svg:height="0.792cm" svg:x="0.116cm" svg:y="0.297cm">
          <text:p text:style-name="P1"><text:span text:style-name="T1">PSystem-Computation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5.091cm" svg:height="1.297cm" svg:x="0.116cm" svg:y="1.089cm">
          <text:p text:style-name="P3"><text:span text:style-name="T2">system: </text:span><text:span text:style-name="T3">p system</text:span></text:p>
          <text:p text:style-name="P3"><text:span text:style-name="T2">computation: </text:span><text:span text:style-name="T4">computation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5.08cm" svg:height="1.043cm" svg:x="0.127cm" svg:y="2.386cm">
          <text:p text:style-name="P3"><text:span text:style-name="T5">modifySystem()</text:span></text:p>
          <text:p text:style-name="P3"><text:span text:style-name="T5">modifyComputation()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7.62cm" svg:height="0.381cm" svg:x="0.381cm" svg:y="1.33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xml:id="id2" draw:id="id2" draw:layer="layout" svg:width="3.092cm" svg:height="0.808cm" svg:x="6.941cm" svg:y="2.067cm">
          <text:p text:style-name="P1"><text:span text:style-name="T1">Computation</text:span></text:p>
          <draw:enhanced-geometry svg:viewBox="0 0 21600 21600" draw:type="rectangle" draw:enhanced-path="M 0 0 L 21600 0 21600 21600 0 21600 0 0 Z N"/>
        </draw:custom-shape>
        <draw:connector draw:style-name="gr6" draw:text-style-name="P7" draw:layer="layout" svg:x1="5.207cm" svg:y1="2.022cm" svg:x2="6.941cm" svg:y2="2.471cm" draw:start-shape="id1" draw:start-glue-point="1" draw:end-shape="id2" draw:end-glue-point="3" svg:d="M5207 2022h860v449h874" svg:viewBox="0 0 1735 450">
          <text:p/>
        </draw:connector>
        <draw:custom-shape draw:style-name="gr7" draw:text-style-name="P6" xml:id="id3" draw:id="id3" draw:layer="layout" svg:width="4.826cm" svg:height="0.381cm" svg:x="0.381cm" svg:y="1.33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7.62cm" svg:height="0.381cm" svg:x="0.381cm" svg:y="2.43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xml:id="id1" draw:id="id1" draw:layer="layout" svg:width="4.826cm" svg:height="0.381cm" svg:x="0.381cm" svg:y="1.83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xml:id="id4" draw:id="id4" draw:layer="layout" svg:width="2.159cm" svg:height="0.808cm" svg:x="6.941cm" svg:y="0.667cm">
          <text:p text:style-name="P1"><text:span text:style-name="T1">P System</text:span></text:p>
          <draw:enhanced-geometry svg:viewBox="0 0 21600 21600" draw:type="rectangle" draw:enhanced-path="M 0 0 L 21600 0 21600 21600 0 21600 0 0 Z N"/>
        </draw:custom-shape>
        <draw:connector draw:style-name="gr6" draw:text-style-name="P7" draw:layer="layout" svg:x1="5.207cm" svg:y1="1.522cm" svg:x2="6.941cm" svg:y2="1.071cm" draw:start-shape="id3" draw:start-glue-point="1" draw:end-shape="id4" draw:end-glue-point="3" svg:d="M5207 1522h860v-451h874" svg:viewBox="0 0 1735 452">
          <text:p/>
        </draw:connector>
        <draw:frame draw:style-name="gr9" draw:text-style-name="P8" draw:layer="layout" svg:width="0.739cm" svg:height="0.81cm" svg:x="6.321cm" svg:y="0.441cm">
          <draw:text-box>
            <text:p><text:span text:style-name="T6">1</text:span></text:p>
          </draw:text-box>
        </draw:frame>
        <draw:frame draw:style-name="gr9" draw:text-style-name="P8" draw:layer="layout" svg:width="0.739cm" svg:height="0.81cm" svg:x="6.322cm" svg:y="1.841cm">
          <draw:text-box>
            <text:p><text:span text:style-name="T6">1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Inconsolata1" svg:font-family="Inconsolata" style:font-pitch="fixed"/>
    <style:font-face style:name="DejaVu Sans1" svg:font-family="'DejaVu Sans'" style:font-pitch="variable"/>
    <style:font-face style:name="Inconsolata" svg:font-family="Inconsolata" style:font-pitch="variable"/>
    <style:font-face style:name="Roboto" svg:font-family="Roboto" style:font-pitch="variable"/>
    <style:font-face style:name="Roboto Condensed" svg:font-family="'Roboto Condensed'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2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Diamond_20_unfilled" draw:display-name="Diamond unfilled" svg:viewBox="0 0 3000 6000" svg:d="M1500 0l1500 3000-1500 3000-1500-3000zM1500 447l-1276 2553 1276 2553 1276-2553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DejaVu Serif" fo:font-size="24pt" fo:language="en" fo:country="US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0.16cm" fo:page-height="3.55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9-11-27T12:32:43.832329153</meta:creation-date>
    <dc:date>2019-12-07T09:35:38.288209469</dc:date>
    <meta:editing-duration>PT8H51M8S</meta:editing-duration>
    <meta:editing-cycles>77</meta:editing-cycles>
    <meta:generator>LibreOffice/6.3.3.2.0$Linux_X86_64 LibreOffice_project/30$Build-2</meta:generator>
    <meta:document-statistic meta:object-count="13"/>
  </office:meta>
</office:document-meta>
</file>